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F0000039134D6421532BB3B40.png" manifest:media-type="image/png"/>
  <manifest:file-entry manifest:full-path="Pictures/100002010000040D000002245971FE135AC75748.png" manifest:media-type="image/png"/>
  <manifest:file-entry manifest:full-path="Pictures/10000201000004F70000023B0C65272C605B84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bf00" draw:marker-start-width="0.279cm" draw:marker-end-width="0.279cm" draw:fill="none" draw:textarea-horizontal-align="justify" draw:textarea-vertical-align="middle" draw:auto-grow-height="false" fo:min-height="0.149cm" fo:min-width="0.125cm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8.64cm" fo:min-width="21.725cm"/>
    </style:style>
    <style:style style:name="gr3" style:family="graphic" style:parent-style-name="standard">
      <style:graphic-properties draw:stroke="solid" svg:stroke-color="#000000" draw:fill="none" draw:fill-color="#ffffff" fo:min-height="2.2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ffbf00" draw:marker-start-width="0.279cm" draw:marker-end-width="0.279cm" draw:fill="none" draw:textarea-horizontal-align="justify" draw:textarea-vertical-align="middle" draw:auto-grow-height="false" fo:min-height="0.149cm" fo:min-width="3.71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51cm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5.307cm" fo:min-width="11.883cm"/>
    </style:style>
    <style:style style:name="gr11" style:family="graphic" style:parent-style-name="standard">
      <style:graphic-properties draw:fill="solid" draw:fill-color="#ffffd7" draw:opacity="17%" draw:textarea-horizontal-align="justify" draw:textarea-vertical-align="middle" draw:auto-grow-height="false" fo:min-height="4.012cm" fo:min-width="7.147cm" draw:shadow-opacity="17%"/>
    </style:style>
    <style:style style:name="gr12" style:family="graphic" style:parent-style-name="standard">
      <style:graphic-properties draw:fill="solid" draw:fill-color="#ffffd7" draw:opacity="17%" draw:textarea-horizontal-align="justify" draw:textarea-vertical-align="middle" draw:auto-grow-height="false" fo:min-height="0.704cm" fo:min-width="2.357cm" fo:wrap-option="no-wrap" draw:shadow-opacity="17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d7" draw:opacity="17%"/>
      <style:paragraph-properties fo:text-align="center"/>
    </style:style>
    <style:style style:name="P6" style:family="paragraph">
      <loext:graphic-properties draw:fill="solid" draw:fill-color="#ffffd7" draw:opacity="17%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0.635cm" svg:x="6.39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2.225cm" svg:height="8.89cm" svg:x="2.587cm" svg:y="8.93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18cm" svg:height="2.54cm" svg:x="22.177cm" svg:y="11.795cm">
          <draw:text-box>
            <text:p><text:span text:style-name="T1">Generate JWT shared key</text:span></text:p>
          </draw:text-box>
        </draw:frame>
        <draw:g>
          <draw:frame draw:style-name="gr4" draw:text-style-name="P1" draw:layer="layout" svg:width="19.237cm" svg:height="8.307cm" svg:x="2.818cm" svg:y="9.299cm">
            <draw:image xlink:href="Pictures/10000201000004F70000023B0C65272C605B841B.png" xlink:type="simple" xlink:show="embed" xlink:actuate="onLoad" draw:mime-type="image/png">
              <text:p/>
            </draw:image>
          </draw:frame>
          <draw:custom-shape draw:style-name="gr1" draw:text-style-name="P1" draw:layer="layout" svg:width="0.953cm" svg:height="0.635cm" svg:x="5.197cm" svg:y="9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6.032cm" svg:height="0.635cm" svg:x="4.91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3" draw:layer="layout" svg:width="5.715cm" svg:height="0.962cm" svg:x="9.572cm" svg:y="18.98cm">
          <draw:text-box>
            <text:p>APIC-Tools-B-10</text:p>
          </draw:text-box>
        </draw:frame>
      </draw:page>
      <draw:page draw:name="page2" draw:style-name="dp1" draw:master-page-name="Default">
        <draw:frame draw:style-name="gr7" draw:text-style-name="P1" draw:layer="layout" svg:width="16.261cm" svg:height="8.592cm" svg:x="2.727cm" svg:y="6.378cm">
          <draw:image xlink:href="Pictures/100002010000040D000002245971FE135AC75748.png" xlink:type="simple" xlink:show="embed" xlink:actuate="onLoad" draw:mime-type="image/png">
            <text:p/>
          </draw:image>
        </draw:frame>
        <draw:frame draw:style-name="gr8" draw:text-style-name="P2" draw:layer="layout" svg:width="3.175cm" svg:height="1.905cm" svg:x="20.05cm" svg:y="9.255cm">
          <draw:text-box>
            <text:p><text:span text:style-name="T1">TLS Client in Sandbox Catalog</text:span></text:p>
          </draw:text-box>
        </draw:frame>
      </draw:page>
      <draw:page draw:name="page3" draw:style-name="dp1" draw:master-page-name="Default">
        <draw:frame draw:style-name="gr6" draw:text-style-name="P3" draw:layer="layout" svg:width="5.715cm" svg:height="0.962cm" svg:x="9.573cm" svg:y="18.98cm">
          <draw:text-box>
            <text:p>APIC-Tools-B-10</text:p>
          </draw:text-box>
        </draw:frame>
        <draw:g>
          <draw:frame draw:style-name="gr9" draw:text-style-name="P4" draw:layer="layout" svg:width="11.738cm" svg:height="14.581cm" svg:x="6.289cm" svg:y="2.202cm">
            <draw:image xlink:href="Pictures/10000201000002DF0000039134D6421532BB3B40.png" xlink:type="simple" xlink:show="embed" xlink:actuate="onLoad" draw:mime-type="image/png">
              <text:p/>
            </draw:image>
          </draw:frame>
          <draw:custom-shape draw:style-name="gr10" draw:text-style-name="P1" draw:layer="layout" svg:width="12.383cm" svg:height="15.557cm" svg:x="5.962cm" svg:y="1.7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7.647cm" svg:height="4.262cm" svg:x="6.37cm" svg:y="12.3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857cm" svg:height="0.953cm" svg:x="14.97cm" svg:y="14.017cm">
            <text:p text:style-name="P4"><text:span text:style-name="T1">Optional</text:span></text:p>
            <draw:enhanced-geometry svg:viewBox="0 0 21600 21600" draw:glue-points="10800 0 0 10800 10800 21600 21600 10800 ?f40 ?f41" draw:text-areas="0 0 21600 21600" draw:type="rectangular-callout" draw:modifiers="-7187.40377886634 -15849.05660377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5T15:46:08.686374520</meta:creation-date>
    <dc:date>2021-10-15T08:26:52.425307930</dc:date>
    <meta:editing-duration>PT18H42M55S</meta:editing-duration>
    <meta:editing-cycles>35</meta:editing-cycles>
    <meta:generator>LibreOffice/7.0.6.2$Linux_X86_64 LibreOffice_project/00$Build-2</meta:generator>
    <meta:document-statistic meta:object-count="16"/>
  </office:meta>
</office:document-meta>
</file>